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rmorant Garamond" svg:font-family="'Cormorant Garamond'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0c74cd" officeooo:paragraph-rsid="000c74cd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fo:break-before="page" style:writing-mode="lr-tb"/>
      <style:text-properties officeooo:rsid="000c74cd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ormorant Garamond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left="0.5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ormorant Garamond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align="justify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ormorant Garamond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2">
      <loext:graphic-properties draw:fill="none" draw:fill-color="#ffffff"/>
      <style:paragraph-properties fo:margin-left="0in" fo:margin-right="0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Cormorant Garamond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>
      <style:text-properties fo:font-variant="normal" fo:text-transform="none" fo:color="#000000" loext:opacity="100%" style:text-line-through-style="none" style:text-line-through-type="none" style:font-name="Cormorant Garamond" fo:font-size="12pt" fo:font-style="normal" style:text-underline-style="none" fo:font-weight="normal" officeooo:rsid="000c74cd" officeooo:paragraph-rsid="000c74cd" style:text-blinking="false" fo:background-color="transparent"/>
    </style:style>
    <style:style style:name="P8" style:family="paragraph" style:parent-style-name="Text_20_body" style:list-style-name="L2">
      <loext:graphic-properties draw:fill="none" draw:fill-color="#ffffff"/>
      <style:paragraph-properties fo:margin-left="0in" fo:margin-right="0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Cormorant Garamond" fo:font-size="12pt" fo:font-style="normal" style:text-underline-style="none" fo:font-weight="normal" style:text-blinking="false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</style:style>
    <style:style style:name="P10" style:family="paragraph" style:parent-style-name="Title">
      <style:paragraph-properties fo:break-before="page"/>
      <style:text-properties officeooo:rsid="000c74cd" officeooo:paragraph-rsid="000c74cd"/>
    </style:style>
    <style:style style:name="T1" style:family="text">
      <style:text-properties officeooo:rsid="000c74cd"/>
    </style:style>
    <style:style style:name="T2" style:family="text">
      <style:text-properties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Cormorant Garamond" fo:font-size="12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officeooo:rsid="000d969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SOYU</text:p>
      <text:p text:style-name="P1">Short for “AS Of Yet Untitled”</text:p>
      <text:p text:style-name="P10">SUMMARY</text:p>
      <text:p text:style-name="P7"><text:bookmark text:name="docs-internal-guid-fb17e0c9-7fff-b242-1cb8-74a69c05cbd4"/>ASOYU is a work-in-progress Tabletop Roleplaying Game inspired by the likes of Dungeons and Dragons/Pathfinder and Wogwo’s Run, Stab, Kill, Kill.</text:p>
      <text:p text:style-name="P5">This game was designed by Roxxanne Ward, <text:span text:style-name="T4">Me</text:span>. I have not played much DND, and I have not at all played Pathfinder, but I get the mechanics. I did not find the DND system extraordinarily fun in my little time playing it majorly because of how much unnecessary math there is to do for not a lot of actual gameplay, as such I have a handful of priorities when designing this game:</text:p>
      <text:list text:style-name="L2">
        <text:list-item>
          <text:p text:style-name="P8"><text:span text:style-name="T2">Minimizing time doing math<text:line-break/>This means simpler calculations, less kinds of dice unless necessary and reusable equations. (if you add any more math to DND, it just starts becoming HYBRID.)</text:span></text:p>
        </text:list-item>
        <text:list-item>
          <text:p text:style-name="P8"><text:span text:style-name="T2">More in-depth systems<text:line-break/>As far as I understand it, DND’s magic system is just fancy actions with mana. I prefer to have a system which is theoretically uncapped and integrates well into lore. Additionally, I enjoy RSKK’s status effect system in which most status effects have a nominally neutral effect, such as the Cancer status effect where you roll 1D6 for every turn and either destroy the organ if you roll a one, or gain one pre-cancered skin organ if you roll a six.</text:span></text:p>
        </text:list-item>
        <text:list-item>
          <text:p text:style-name="P8"><text:span text:style-name="T2">Open campaign design<text:line-break/>In my opinion, one of the coolest parts about DND/Pathfinder is that you can just write your own campaigns, create your own mechanics for those campaigns, Homebrew.</text:span></text:p>
        </text:list-item>
        <text:list-item>
          <text:p text:style-name="P6">Class freedom </text:p>
        </text:list-item>
      </text:list>
      <text:p text:style-name="P4">As of yet in development, I have not yet figured out the class system, however it would be preferable if classes primarily grant initial bonuses instead of primarily granting through-campaign bonuses so that as the tone of the campaign and needs of the player change, they are not locked in to two super-attributes they are proficient in, but that they can branch out from their initial specialization if it seems necessary.</text:p>
      <text:p text:style-name="P9"><text:span text:style-name="T3">Being a first-time TTRPG designer, I admit this is very ambitious, but thats why this is a prototype!<text:line-break/>Lore-wise, while I haven’t entirely figured out the lore of ASOYU, I have an idea of it.<text:line-break/>Tbc</text:span></text:p>
      <text:p text:style-name="P3">And also, at the end of this document, there <text:span text:style-name="T1">may </text:span>be a Google Forms link asking for opinions on specific mechanics, particularly those listed with two separate mechanisms.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rmorant Garamond" svg:font-family="'Cormorant Garamond'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4-11T16:51:18.576000000</meta:creation-date>
    <meta:generator>LibreOffice/24.2.5.2$Windows_X86_64 LibreOffice_project/bffef4ea93e59bebbeaf7f431bb02b1a39ee8a59</meta:generator>
    <dc:date>2026-04-11T17:44:00.753000000</dc:date>
    <meta:editing-duration>PT36M42S</meta:editing-duration>
    <meta:editing-cycles>2</meta:editing-cycles>
    <meta:document-statistic meta:table-count="0" meta:image-count="0" meta:object-count="0" meta:page-count="3" meta:paragraph-count="12" meta:word-count="386" meta:character-count="2211" meta:non-whitespace-character-count="1840"/>
  </office:meta>
</office:document-meta>
</file>